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9.948cm"/>
    </style:style>
    <style:style style:name="co5" style:family="table-column">
      <style:table-column-properties fo:break-before="auto" style:column-width="6.435cm"/>
    </style:style>
    <style:style style:name="co7" style:family="table-column">
      <style:table-column-properties fo:break-before="auto" style:column-width="4.466cm"/>
    </style:style>
    <style:style style:name="co8" style:family="table-column">
      <style:table-column-properties fo:break-before="auto" style:column-width="4.447cm"/>
    </style:style>
    <style:style style:name="co9" style:family="table-column">
      <style:table-column-properties fo:break-before="auto" style:column-width="3.575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2.64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u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Orria1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row table:style-name="ro2"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centro_codigo</text:p>
          </table:table-cell>
          <table:table-cell office:value-type="string">
            <text:p>centro_nombre</text:p>
          </table:table-cell>
          <table:table-cell office:value-type="string">
            <text:p>title</text:p>
          </table:table-cell>
          <table:table-cell office:value-type="string">
            <text:p>centro_direccion</text:p>
          </table:table-cell>
          <table:table-cell office:value-type="string">
            <text:p>centro_municipio</text:p>
          </table:table-cell>
          <table:table-cell office:value-type="string">
            <text:p>centro_provincia</text:p>
          </table:table-cell>
          <table:table-cell office:value-type="string">
            <text:p>centro_cp</text:p>
          </table:table-cell>
          <table:table-cell office:value-type="string">
            <text:p>centro_telefono</text:p>
          </table:table-cell>
          <table:table-cell office:value-type="string">
            <text:p>centro_fax</text:p>
          </table:table-cell>
          <table:table-cell office:value-type="string">
            <text:p>centro_dependencia</text:p>
          </table:table-cell>
          <table:table-cell office:value-type="string">
            <text:p>marker-color</text:p>
          </table:table-cell>
          <table:table-cell office:value-type="string">
            <text:p>marker-symbol</text:p>
          </table:table-cell>
          <table:table-cell office:value-type="string">
            <text:p>marker-size</text:p>
          </table:table-cell>
          <table:table-cell office:value-type="string">
            <text:p>ciclos</text:p>
          </table:table-cell>
        </table:table-row>
        <table:table-row table:style-name="ro2">
          <table:table-cell office:value-type="string">
            <text:p>42.858133</text:p>
          </table:table-cell>
          <table:table-cell office:value-type="string">
            <text:p>-2.6759104000000207</text:p>
          </table:table-cell>
          <table:table-cell office:value-type="string">
            <text:p>10134</text:p>
          </table:table-cell>
          <table:table-cell office:value-type="string">
            <text:p>IES FRANCISCO DE VITORIA BHI</text:p>
          </table:table-cell>
          <table:table-cell office:value-type="string">
            <text:p>Francisco de Vitoria</text:p>
          </table:table-cell>
          <table:table-cell office:value-type="string">
            <text:p>EL SALVADOR 1</text:p>
          </table:table-cell>
          <table:table-cell office:value-type="string">
            <text:p>VITORIA-GASTEIZ</text:p>
          </table:table-cell>
          <table:table-cell office:value-type="string">
            <text:p>ARABA</text:p>
          </table:table-cell>
          <table:table-cell office:value-type="string">
            <text:p>1012</text:p>
          </table:table-cell>
          <table:table-cell office:value-type="string">
            <text:p>945270655</text:p>
          </table:table-cell>
          <table:table-cell office:value-type="string">
            <text:p>945270955</text:p>
          </table:table-cell>
          <table:table-cell office:value-type="string">
            <text:p>HEZKUNTZA SAILA</text:p>
          </table:table-cell>
          <table:table-cell table:formula="of:=IF([.L2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42.8371098</text:p>
          </table:table-cell>
          <table:table-cell office:value-type="string">
            <text:p>-2.6771542999999838</text:p>
          </table:table-cell>
          <table:table-cell office:value-type="string">
            <text:p>10137</text:p>
          </table:table-cell>
          <table:table-cell office:value-type="string">
            <text:p>IES (ITS) CIUDAD JARDIN (ITB) BHI</text:p>
          </table:table-cell>
          <table:table-cell office:value-type="string">
            <text:p>Ciudad Jardín</text:p>
          </table:table-cell>
          <table:table-cell office:value-type="string">
            <text:p>ALAVA 39</text:p>
          </table:table-cell>
          <table:table-cell office:value-type="string">
            <text:p>VITORIA-GASTEIZ</text:p>
          </table:table-cell>
          <table:table-cell office:value-type="string">
            <text:p>ARABA</text:p>
          </table:table-cell>
          <table:table-cell office:value-type="string">
            <text:p>1006</text:p>
          </table:table-cell>
          <table:table-cell office:value-type="string">
            <text:p>945233714</text:p>
          </table:table-cell>
          <table:table-cell office:value-type="string">
            <text:p>945233750</text:p>
          </table:table-cell>
          <table:table-cell office:value-type="string">
            <text:p>HEZKUNTZA SAILA</text:p>
          </table:table-cell>
          <table:table-cell table:formula="of:=IF([.L3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42.8342568</text:p>
          </table:table-cell>
          <table:table-cell office:value-type="string">
            <text:p>-2.68409900000006</text:p>
          </table:table-cell>
          <table:table-cell office:value-type="string">
            <text:p>10138</text:p>
          </table:table-cell>
          <table:table-cell office:value-type="string">
            <text:p>IEFPS MENDIZABALA GLHBI</text:p>
          </table:table-cell>
          <table:table-cell office:value-type="string">
            <text:p>Mendizabala</text:p>
          </table:table-cell>
          <table:table-cell office:value-type="string">
            <text:p>PORTAL DE LASARTE Z/G</text:p>
          </table:table-cell>
          <table:table-cell office:value-type="string">
            <text:p>VITORIA-GASTEIZ</text:p>
          </table:table-cell>
          <table:table-cell office:value-type="string">
            <text:p>ARABA</text:p>
          </table:table-cell>
          <table:table-cell office:value-type="string">
            <text:p>1007</text:p>
          </table:table-cell>
          <table:table-cell office:value-type="string">
            <text:p>945000440</text:p>
          </table:table-cell>
          <table:table-cell office:value-type="string">
            <text:p>945000439</text:p>
          </table:table-cell>
          <table:table-cell office:value-type="string">
            <text:p>HEZKUNTZA SAILA</text:p>
          </table:table-cell>
          <table:table-cell table:formula="of:=IF([.L4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42.95777</text:p>
          </table:table-cell>
          <table:table-cell office:value-type="string">
            <text:p>-2.8288499999999885</text:p>
          </table:table-cell>
          <table:table-cell office:value-type="string">
            <text:p>10157</text:p>
          </table:table-cell>
          <table:table-cell office:value-type="string">
            <text:p>IES MURGUIA BHI</text:p>
          </table:table-cell>
          <table:table-cell office:value-type="string">
            <text:p>Murgia</text:p>
          </table:table-cell>
          <table:table-cell office:value-type="string">
            <text:p>DOMINGO DE SAUTU Z/G</text:p>
          </table:table-cell>
          <table:table-cell office:value-type="string">
            <text:p>ZUIA</text:p>
          </table:table-cell>
          <table:table-cell office:value-type="string">
            <text:p>ARABA</text:p>
          </table:table-cell>
          <table:table-cell office:value-type="string">
            <text:p>1130</text:p>
          </table:table-cell>
          <table:table-cell office:value-type="string">
            <text:p>945430228</text:p>
          </table:table-cell>
          <table:table-cell office:value-type="string">
            <text:p>945430226</text:p>
          </table:table-cell>
          <table:table-cell office:value-type="string">
            <text:p>HEZKUNTZA SAILA</text:p>
          </table:table-cell>
          <table:table-cell table:formula="of:=IF([.L5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43.1434506</text:p>
          </table:table-cell>
          <table:table-cell office:value-type="string">
            <text:p>-2.9579896999999846</text:p>
          </table:table-cell>
          <table:table-cell office:value-type="string">
            <text:p>10201</text:p>
          </table:table-cell>
          <table:table-cell office:value-type="string">
            <text:p>IES MUNICIPAL LLODIO BHI</text:p>
          </table:table-cell>
          <table:table-cell office:value-type="string">
            <text:p>Llodio Udal Ikastetxea</text:p>
          </table:table-cell>
          <table:table-cell office:value-type="string">
            <text:p>VIRGEN DEL CARMEN 17</text:p>
          </table:table-cell>
          <table:table-cell office:value-type="string">
            <text:p>LAUDIO</text:p>
          </table:table-cell>
          <table:table-cell office:value-type="string">
            <text:p>ARABA</text:p>
          </table:table-cell>
          <table:table-cell office:value-type="string">
            <text:p>1400</text:p>
          </table:table-cell>
          <table:table-cell office:value-type="string">
            <text:p>946720505</text:p>
          </table:table-cell>
          <table:table-cell office:value-type="string">
            <text:p>946721057</text:p>
          </table:table-cell>
          <table:table-cell office:value-type="string">
            <text:p>BESTE PUBLIKO</text:p>
          </table:table-cell>
          <table:table-cell table:formula="of:=IF([.L6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1" office:value-type="string">
            <text:p>43.273753</text:p>
          </table:table-cell>
          <table:table-cell office:value-type="string">
            <text:p>-3.155649</text:p>
          </table:table-cell>
          <table:table-cell office:value-type="string">
            <text:p>14824</text:p>
          </table:table-cell>
          <table:table-cell office:value-type="string">
            <text:p>CPEPS SAN VIATOR LBHIP</text:p>
          </table:table-cell>
          <table:table-cell office:value-type="string">
            <text:p>San Viator</text:p>
          </table:table-cell>
          <table:table-cell office:value-type="string">
            <text:p>SAN CRISTOBAL 2</text:p>
          </table:table-cell>
          <table:table-cell office:value-type="string">
            <text:p>SOPUERTA</text:p>
          </table:table-cell>
          <table:table-cell office:value-type="string">
            <text:p>BIZKAIA</text:p>
          </table:table-cell>
          <table:table-cell office:value-type="string">
            <text:p>48190</text:p>
          </table:table-cell>
          <table:table-cell office:value-type="string">
            <text:p>946104800</text:p>
          </table:table-cell>
          <table:table-cell office:value-type="string">
            <text:p>946104720</text:p>
          </table:table-cell>
          <table:table-cell office:value-type="string">
            <text:p>PRIBATUA</text:p>
          </table:table-cell>
          <table:table-cell table:formula="of:=IF([.L7]=&quot;PRIBATUA&quot;;&quot;f86767&quot;;&quot;63b6e5&quot;)" office:value-type="string" office:string-value="f86767">
            <text:p>f86767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42.8389552</text:p>
          </table:table-cell>
          <table:table-cell office:value-type="string">
            <text:p>-2.6724183999999696</text:p>
          </table:table-cell>
          <table:table-cell office:value-type="string">
            <text:p>10248</text:p>
          </table:table-cell>
          <table:table-cell office:value-type="string">
            <text:p>CPES EGIBIDE BHIP</text:p>
          </table:table-cell>
          <table:table-cell office:value-type="string">
            <text:p>Egibide</text:p>
          </table:table-cell>
          <table:table-cell office:value-type="string">
            <text:p>NIEVES CANO 10</text:p>
          </table:table-cell>
          <table:table-cell office:value-type="string">
            <text:p>VITORIA-GASTEIZ</text:p>
          </table:table-cell>
          <table:table-cell office:value-type="string">
            <text:p>ARABA</text:p>
          </table:table-cell>
          <table:table-cell office:value-type="string">
            <text:p>1001</text:p>
          </table:table-cell>
          <table:table-cell office:value-type="string">
            <text:p>945010130</text:p>
          </table:table-cell>
          <table:table-cell office:value-type="string">
            <text:p>945010139</text:p>
          </table:table-cell>
          <table:table-cell office:value-type="string">
            <text:p>PRIBATUA</text:p>
          </table:table-cell>
          <table:table-cell table:formula="of:=IF([.L8]=&quot;PRIBATUA&quot;;&quot;f86767&quot;;&quot;63b6e5&quot;)" office:value-type="string" office:string-value="f86767">
            <text:p>f86767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33">
            <text:p>33</text:p>
          </table:table-cell>
        </table:table-row>
        <table:table-row table:style-name="ro2">
          <table:table-cell table:style-name="ce1" office:value-type="string">
            <text:p>42.879093</text:p>
          </table:table-cell>
          <table:table-cell table:style-name="ce1" office:value-type="string">
            <text:p>-2.660819</text:p>
          </table:table-cell>
          <table:table-cell office:value-type="string">
            <text:p>10256</text:p>
          </table:table-cell>
          <table:table-cell office:value-type="string">
            <text:p>IES (ITS) HOSTELERIA (ITB) BHI</text:p>
          </table:table-cell>
          <table:table-cell office:value-type="string">
            <text:p>Hosteleria Gamarra</text:p>
          </table:table-cell>
          <table:table-cell office:value-type="string">
            <text:p>CIR-GAMARRA MAYOR</text:p>
          </table:table-cell>
          <table:table-cell office:value-type="string">
            <text:p>VITORIA-GASTEIZ</text:p>
          </table:table-cell>
          <table:table-cell office:value-type="string">
            <text:p>ARABA</text:p>
          </table:table-cell>
          <table:table-cell office:value-type="string">
            <text:p>1013</text:p>
          </table:table-cell>
          <table:table-cell office:value-type="string">
            <text:p>945258025</text:p>
          </table:table-cell>
          <table:table-cell office:value-type="string">
            <text:p>945281902</text:p>
          </table:table-cell>
          <table:table-cell office:value-type="string">
            <text:p>HEZKUNTZA SAILA</text:p>
          </table:table-cell>
          <table:table-cell table:formula="of:=IF([.L9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style-name="ce1" office:value-type="string">
            <text:p>42.854858</text:p>
          </table:table-cell>
          <table:table-cell table:style-name="ce1" office:value-type="string">
            <text:p>-2.706521</text:p>
          </table:table-cell>
          <table:table-cell office:value-type="string">
            <text:p>10296</text:p>
          </table:table-cell>
          <table:table-cell office:value-type="string">
            <text:p>IES (ITS) CONSTRUCCION (ITB) BHI</text:p>
          </table:table-cell>
          <table:table-cell office:value-type="string">
            <text:p>Construcción Vitoria</text:p>
          </table:table-cell>
          <table:table-cell office:value-type="string">
            <text:p>AV. DE LOS HUETOS 33</text:p>
          </table:table-cell>
          <table:table-cell office:value-type="string">
            <text:p>VITORIA-GASTEIZ</text:p>
          </table:table-cell>
          <table:table-cell office:value-type="string">
            <text:p>ARABA</text:p>
          </table:table-cell>
          <table:table-cell office:value-type="string">
            <text:p>1010</text:p>
          </table:table-cell>
          <table:table-cell office:value-type="string">
            <text:p>945001200</text:p>
          </table:table-cell>
          <table:table-cell office:value-type="string">
            <text:p>945001201</text:p>
          </table:table-cell>
          <table:table-cell office:value-type="string">
            <text:p>HEZKUNTZA SAILA</text:p>
          </table:table-cell>
          <table:table-cell table:formula="of:=IF([.L10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43.0498639</text:p>
          </table:table-cell>
          <table:table-cell office:value-type="string">
            <text:p>-3.005331100000035</text:p>
          </table:table-cell>
          <table:table-cell office:value-type="string">
            <text:p>10319</text:p>
          </table:table-cell>
          <table:table-cell office:value-type="string">
            <text:p>IES ZARAOBE BHI</text:p>
          </table:table-cell>
          <table:table-cell office:value-type="string">
            <text:p>Zaraobe</text:p>
          </table:table-cell>
          <table:table-cell office:value-type="string">
            <text:p>ETXEBARRIAUR 6-8</text:p>
          </table:table-cell>
          <table:table-cell office:value-type="string">
            <text:p>AMURRIO</text:p>
          </table:table-cell>
          <table:table-cell office:value-type="string">
            <text:p>ARABA</text:p>
          </table:table-cell>
          <table:table-cell office:value-type="string">
            <text:p>1470</text:p>
          </table:table-cell>
          <table:table-cell office:value-type="string">
            <text:p>945393000</text:p>
          </table:table-cell>
          <table:table-cell office:value-type="string">
            <text:p>945393682</text:p>
          </table:table-cell>
          <table:table-cell office:value-type="string">
            <text:p>HEZKUNTZA SAILA</text:p>
          </table:table-cell>
          <table:table-cell table:formula="of:=IF([.L11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43.1809304</text:p>
          </table:table-cell>
          <table:table-cell office:value-type="string">
            <text:p>-2.484415799999965</text:p>
          </table:table-cell>
          <table:table-cell office:value-type="string">
            <text:p>12053</text:p>
          </table:table-cell>
          <table:table-cell office:value-type="string">
            <text:p>IES UNI EIBAR-ERMUA BHI</text:p>
          </table:table-cell>
          <table:table-cell office:value-type="string">
            <text:p>UNI Eibar-Ermua</text:p>
          </table:table-cell>
          <table:table-cell office:value-type="string">
            <text:p>OTAOLA 29</text:p>
          </table:table-cell>
          <table:table-cell office:value-type="string">
            <text:p>EIBAR</text:p>
          </table:table-cell>
          <table:table-cell office:value-type="string">
            <text:p>GIPUZKOA</text:p>
          </table:table-cell>
          <table:table-cell office:value-type="string">
            <text:p>20600</text:p>
          </table:table-cell>
          <table:table-cell office:value-type="string">
            <text:p>943208444</text:p>
          </table:table-cell>
          <table:table-cell office:value-type="string">
            <text:p>943203196</text:p>
          </table:table-cell>
          <table:table-cell office:value-type="string">
            <text:p>HEZKUNTZA SAILA</text:p>
          </table:table-cell>
          <table:table-cell table:formula="of:=IF([.L12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style-name="ce1" office:value-type="string">
            <text:p>43.183660</text:p>
          </table:table-cell>
          <table:table-cell table:style-name="ce1" office:value-type="string">
            <text:p>-2.477865</text:p>
          </table:table-cell>
          <table:table-cell office:value-type="string">
            <text:p>12054</text:p>
          </table:table-cell>
          <table:table-cell office:value-type="string">
            <text:p>IEFPS ARMERIA ESKOLA GLHBI</text:p>
          </table:table-cell>
          <table:table-cell office:value-type="string">
            <text:p>Armeria Eskola</text:p>
          </table:table-cell>
          <table:table-cell office:value-type="string">
            <text:p>ISASI Z/G</text:p>
          </table:table-cell>
          <table:table-cell office:value-type="string">
            <text:p>EIBAR</text:p>
          </table:table-cell>
          <table:table-cell office:value-type="string">
            <text:p>GIPUZKOA</text:p>
          </table:table-cell>
          <table:table-cell office:value-type="string">
            <text:p>20600</text:p>
          </table:table-cell>
          <table:table-cell office:value-type="string">
            <text:p>943203244</text:p>
          </table:table-cell>
          <table:table-cell office:value-type="string">
            <text:p>943204114</text:p>
          </table:table-cell>
          <table:table-cell office:value-type="string">
            <text:p>HEZKUNTZA SAILA</text:p>
          </table:table-cell>
          <table:table-cell table:formula="of:=IF([.L13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43.345373</text:p>
          </table:table-cell>
          <table:table-cell office:value-type="string">
            <text:p>-1.7966609999999719</text:p>
          </table:table-cell>
          <table:table-cell office:value-type="string">
            <text:p>12108</text:p>
          </table:table-cell>
          <table:table-cell office:value-type="string">
            <text:p>IES PLAIAUNDI BHI</text:p>
          </table:table-cell>
          <table:table-cell office:value-type="string">
            <text:p>Plaiaundi</text:p>
          </table:table-cell>
          <table:table-cell office:value-type="string">
            <text:p>PLAIAUNDI</text:p>
          </table:table-cell>
          <table:table-cell office:value-type="string">
            <text:p>IRUN</text:p>
          </table:table-cell>
          <table:table-cell office:value-type="string">
            <text:p>GIPUZKOA</text:p>
          </table:table-cell>
          <table:table-cell office:value-type="string">
            <text:p>20301</text:p>
          </table:table-cell>
          <table:table-cell office:value-type="string">
            <text:p>943617547</text:p>
          </table:table-cell>
          <table:table-cell office:value-type="string">
            <text:p>943612550</text:p>
          </table:table-cell>
          <table:table-cell office:value-type="string">
            <text:p>HEZKUNTZA SAILA</text:p>
          </table:table-cell>
          <table:table-cell table:formula="of:=IF([.L14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" office:value-type="string">
            <text:p>43.307764</text:p>
          </table:table-cell>
          <table:table-cell office:value-type="string">
            <text:p>-2.389573</text:p>
          </table:table-cell>
          <table:table-cell office:value-type="string">
            <text:p>12132</text:p>
          </table:table-cell>
          <table:table-cell office:value-type="string">
            <text:p>IES MUTRIKU BHI</text:p>
          </table:table-cell>
          <table:table-cell office:value-type="string">
            <text:p>Mutriku</text:p>
          </table:table-cell>
          <table:table-cell office:value-type="string">
            <text:p>MAGDALENA 15 15 P.K.</text:p>
          </table:table-cell>
          <table:table-cell office:value-type="string">
            <text:p>MUTRIKU</text:p>
          </table:table-cell>
          <table:table-cell office:value-type="string">
            <text:p>GIPUZKOA</text:p>
          </table:table-cell>
          <table:table-cell office:value-type="string">
            <text:p>20830</text:p>
          </table:table-cell>
          <table:table-cell office:value-type="string">
            <text:p>943603627</text:p>
          </table:table-cell>
          <table:table-cell office:value-type="string">
            <text:p>943604254</text:p>
          </table:table-cell>
          <table:table-cell office:value-type="string">
            <text:p>HEZKUNTZA SAILA</text:p>
          </table:table-cell>
          <table:table-cell table:formula="of:=IF([.L15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1" office:value-type="string">
            <text:p>43.235002</text:p>
          </table:table-cell>
          <table:table-cell office:value-type="string">
            <text:p>-2.876229</text:p>
          </table:table-cell>
          <table:table-cell office:value-type="string">
            <text:p>14088</text:p>
          </table:table-cell>
          <table:table-cell office:value-type="string">
            <text:p>IES BIDEBIETA BHI</text:p>
          </table:table-cell>
          <table:table-cell office:value-type="string">
            <text:p>Bidebieta Basauri</text:p>
          </table:table-cell>
          <table:table-cell office:value-type="string">
            <text:p>AGIRRE LEHENDAKARIA 97</text:p>
          </table:table-cell>
          <table:table-cell office:value-type="string">
            <text:p>BASAURI</text:p>
          </table:table-cell>
          <table:table-cell office:value-type="string">
            <text:p>BIZKAIA</text:p>
          </table:table-cell>
          <table:table-cell office:value-type="string">
            <text:p>48970</text:p>
          </table:table-cell>
          <table:table-cell office:value-type="string">
            <text:p>944262777</text:p>
          </table:table-cell>
          <table:table-cell office:value-type="string">
            <text:p>944260072</text:p>
          </table:table-cell>
          <table:table-cell office:value-type="string">
            <text:p>HEZKUNTZA SAILA</text:p>
          </table:table-cell>
          <table:table-cell table:formula="of:=IF([.L16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" office:value-type="string">
            <text:p>43.306511</text:p>
          </table:table-cell>
          <table:table-cell office:value-type="string">
            <text:p>-1.976561</text:p>
          </table:table-cell>
          <table:table-cell office:value-type="string">
            <text:p>12229</text:p>
          </table:table-cell>
          <table:table-cell office:value-type="string">
            <text:p>IEFPS POLITECNICO EASO POLITEKNIKOA GLHBI</text:p>
          </table:table-cell>
          <table:table-cell office:value-type="string">
            <text:p>Easo Politeknikoa</text:p>
          </table:table-cell>
          <table:table-cell office:value-type="string">
            <text:p>AV. DE FELIPE IV 1</text:p>
          </table:table-cell>
          <table:table-cell office:value-type="string">
            <text:p>DONOSTIA-SAN SEBASTI</text:p>
          </table:table-cell>
          <table:table-cell office:value-type="string">
            <text:p>GIPUZKOA</text:p>
          </table:table-cell>
          <table:table-cell office:value-type="string">
            <text:p>20011</text:p>
          </table:table-cell>
          <table:table-cell office:value-type="string">
            <text:p>943455422</text:p>
          </table:table-cell>
          <table:table-cell office:value-type="string">
            <text:p>943470022</text:p>
          </table:table-cell>
          <table:table-cell office:value-type="string">
            <text:p>HEZKUNTZA SAILA</text:p>
          </table:table-cell>
          <table:table-cell table:formula="of:=IF([.L17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" office:value-type="string">
            <text:p>43.282998</text:p>
          </table:table-cell>
          <table:table-cell office:value-type="string">
            <text:p>-2.179200</text:p>
          </table:table-cell>
          <table:table-cell office:value-type="string">
            <text:p>12291</text:p>
          </table:table-cell>
          <table:table-cell office:value-type="string">
            <text:p>IES MONTE ALBERTIA BHI</text:p>
          </table:table-cell>
          <table:table-cell office:value-type="string">
            <text:p>Monte Albertia</text:p>
          </table:table-cell>
          <table:table-cell office:value-type="string">
            <text:p>SAN INAZIO 25</text:p>
          </table:table-cell>
          <table:table-cell office:value-type="string">
            <text:p>ZARAUTZ</text:p>
          </table:table-cell>
          <table:table-cell office:value-type="string">
            <text:p>GIPUZKOA</text:p>
          </table:table-cell>
          <table:table-cell office:value-type="string">
            <text:p>20800</text:p>
          </table:table-cell>
          <table:table-cell office:value-type="string">
            <text:p>943134223</text:p>
          </table:table-cell>
          <table:table-cell office:value-type="string">
            <text:p>943894196</text:p>
          </table:table-cell>
          <table:table-cell office:value-type="string">
            <text:p>HEZKUNTZA SAILA</text:p>
          </table:table-cell>
          <table:table-cell table:formula="of:=IF([.L18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1" office:value-type="string">
            <text:p>43.061485</text:p>
          </table:table-cell>
          <table:table-cell office:value-type="string">
            <text:p>-2.496274</text:p>
          </table:table-cell>
          <table:table-cell office:value-type="string">
            <text:p>12456</text:p>
          </table:table-cell>
          <table:table-cell office:value-type="string">
            <text:p>CPES MON. GOI ESK.POLT.J.M.ARIZ.,S.COP BHIP</text:p>
          </table:table-cell>
          <table:table-cell office:value-type="string">
            <text:p>Mondragón Goi Eskola</text:p>
          </table:table-cell>
          <table:table-cell office:value-type="string">
            <text:p>LORAMENDI 4</text:p>
          </table:table-cell>
          <table:table-cell office:value-type="string">
            <text:p>ARRASATE</text:p>
          </table:table-cell>
          <table:table-cell office:value-type="string">
            <text:p>GIPUZKOA</text:p>
          </table:table-cell>
          <table:table-cell office:value-type="string">
            <text:p>20500</text:p>
          </table:table-cell>
          <table:table-cell office:value-type="string">
            <text:p>943794700</text:p>
          </table:table-cell>
          <table:table-cell office:value-type="string">
            <text:p>943791536</text:p>
          </table:table-cell>
          <table:table-cell office:value-type="string">
            <text:p>PRIBATUA</text:p>
          </table:table-cell>
          <table:table-cell table:formula="of:=IF([.L19]=&quot;PRIBATUA&quot;;&quot;f86767&quot;;&quot;63b6e5&quot;)" office:value-type="string" office:string-value="f86767">
            <text:p>f86767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style-name="ce1" office:value-type="string">
            <text:p>43.035208</text:p>
          </table:table-cell>
          <table:table-cell office:value-type="string">
            <text:p><text:s/>-2.417232</text:p>
          </table:table-cell>
          <table:table-cell office:value-type="string">
            <text:p>12462</text:p>
          </table:table-cell>
          <table:table-cell office:value-type="string">
            <text:p>CPES ETEO L.H.B.E. BHIP</text:p>
          </table:table-cell>
          <table:table-cell office:value-type="string">
            <text:p>ETEO</text:p>
          </table:table-cell>
          <table:table-cell office:value-type="string">
            <text:p>LARRAÑA 16</text:p>
          </table:table-cell>
          <table:table-cell office:value-type="string">
            <text:p>OÑATI</text:p>
          </table:table-cell>
          <table:table-cell office:value-type="string">
            <text:p>GIPUZKOA</text:p>
          </table:table-cell>
          <table:table-cell office:value-type="string">
            <text:p>20560</text:p>
          </table:table-cell>
          <table:table-cell office:value-type="string">
            <text:p>943718009</text:p>
          </table:table-cell>
          <table:table-cell office:value-type="string">
            <text:p>943718162</text:p>
          </table:table-cell>
          <table:table-cell office:value-type="string">
            <text:p>PRIBATUA</text:p>
          </table:table-cell>
          <table:table-cell table:formula="of:=IF([.L20]=&quot;PRIBATUA&quot;;&quot;f86767&quot;;&quot;63b6e5&quot;)" office:value-type="string" office:string-value="f86767">
            <text:p>f86767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style-name="ce1" office:value-type="string">
            <text:p>43.315907</text:p>
          </table:table-cell>
          <table:table-cell office:value-type="string">
            <text:p>-1.912633</text:p>
          </table:table-cell>
          <table:table-cell office:value-type="string">
            <text:p>12468</text:p>
          </table:table-cell>
          <table:table-cell office:value-type="string">
            <text:p>IEFPS DON BOSCO GLHBI</text:p>
          </table:table-cell>
          <table:table-cell office:value-type="string">
            <text:p>Don Bosco</text:p>
          </table:table-cell>
          <table:table-cell office:value-type="string">
            <text:p>SAN MARCOS Z/G 101 P.K.</text:p>
          </table:table-cell>
          <table:table-cell office:value-type="string">
            <text:p>ERRENTERIA</text:p>
          </table:table-cell>
          <table:table-cell office:value-type="string">
            <text:p>GIPUZKOA</text:p>
          </table:table-cell>
          <table:table-cell office:value-type="string">
            <text:p>20100</text:p>
          </table:table-cell>
          <table:table-cell office:value-type="string">
            <text:p>943510450</text:p>
          </table:table-cell>
          <table:table-cell office:value-type="string">
            <text:p>943529220</text:p>
          </table:table-cell>
          <table:table-cell office:value-type="string">
            <text:p>HEZKUNTZA SAILA</text:p>
          </table:table-cell>
          <table:table-cell table:formula="of:=IF([.L21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style-name="ce1" office:value-type="string">
            <text:p>43.319928</text:p>
          </table:table-cell>
          <table:table-cell office:value-type="string">
            <text:p>-1.972217</text:p>
          </table:table-cell>
          <table:table-cell office:value-type="string">
            <text:p>12490</text:p>
          </table:table-cell>
          <table:table-cell office:value-type="string">
            <text:p>CPES NAZARET BHIP</text:p>
          </table:table-cell>
          <table:table-cell office:value-type="string">
            <text:p>Nazaret</text:p>
          </table:table-cell>
          <table:table-cell office:value-type="string">
            <text:p>ALDAKONEA 36</text:p>
          </table:table-cell>
          <table:table-cell office:value-type="string">
            <text:p>DONOSTIA-SAN SEBASTI</text:p>
          </table:table-cell>
          <table:table-cell office:value-type="string">
            <text:p>GIPUZKOA</text:p>
          </table:table-cell>
          <table:table-cell office:value-type="string">
            <text:p>20012</text:p>
          </table:table-cell>
          <table:table-cell office:value-type="string">
            <text:p>943326666</text:p>
          </table:table-cell>
          <table:table-cell office:value-type="string">
            <text:p>943326384</text:p>
          </table:table-cell>
          <table:table-cell office:value-type="string">
            <text:p>PRIBATUA</text:p>
          </table:table-cell>
          <table:table-cell table:formula="of:=IF([.L22]=&quot;PRIBATUA&quot;;&quot;f86767&quot;;&quot;63b6e5&quot;)" office:value-type="string" office:string-value="f86767">
            <text:p>f86767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style-name="ce1" office:value-type="string">
            <text:p>43.304573</text:p>
          </table:table-cell>
          <table:table-cell office:value-type="string">
            <text:p>-2.016695</text:p>
          </table:table-cell>
          <table:table-cell office:value-type="string">
            <text:p>12497</text:p>
          </table:table-cell>
          <table:table-cell office:value-type="string">
            <text:p>CPES CEBANC BHIP</text:p>
          </table:table-cell>
          <table:table-cell office:value-type="string">
            <text:p>Cebanc</text:p>
          </table:table-cell>
          <table:table-cell office:value-type="string">
            <text:p>BERIO IBILTOKIA 50</text:p>
          </table:table-cell>
          <table:table-cell office:value-type="string">
            <text:p>DONOSTIA-SAN SEBASTI</text:p>
          </table:table-cell>
          <table:table-cell office:value-type="string">
            <text:p>GIPUZKOA</text:p>
          </table:table-cell>
          <table:table-cell office:value-type="string">
            <text:p>20018</text:p>
          </table:table-cell>
          <table:table-cell office:value-type="string">
            <text:p>943316900</text:p>
          </table:table-cell>
          <table:table-cell office:value-type="string">
            <text:p>943316482</text:p>
          </table:table-cell>
          <table:table-cell office:value-type="string">
            <text:p>PRIBATUA</text:p>
          </table:table-cell>
          <table:table-cell table:formula="of:=IF([.L23]=&quot;PRIBATUA&quot;;&quot;f86767&quot;;&quot;63b6e5&quot;)" office:value-type="string" office:string-value="f86767">
            <text:p>f86767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style-name="ce1" office:value-type="string">
            <text:p>43.310704</text:p>
          </table:table-cell>
          <table:table-cell office:value-type="string">
            <text:p>-2.001893</text:p>
          </table:table-cell>
          <table:table-cell office:value-type="string">
            <text:p>12498</text:p>
          </table:table-cell>
          <table:table-cell office:value-type="string">
            <text:p>CPES CEINPRO BHIP</text:p>
          </table:table-cell>
          <table:table-cell office:value-type="string">
            <text:p>Ceinpro</text:p>
          </table:table-cell>
          <table:table-cell office:value-type="string">
            <text:p>P. DE HERIZ 95</text:p>
          </table:table-cell>
          <table:table-cell office:value-type="string">
            <text:p>DONOSTIA-SAN SEBASTI</text:p>
          </table:table-cell>
          <table:table-cell office:value-type="string">
            <text:p>GIPUZKOA</text:p>
          </table:table-cell>
          <table:table-cell office:value-type="string">
            <text:p>20008</text:p>
          </table:table-cell>
          <table:table-cell office:value-type="string">
            <text:p>943310873</text:p>
          </table:table-cell>
          <table:table-cell office:value-type="string">
            <text:p>943310875</text:p>
          </table:table-cell>
          <table:table-cell office:value-type="string">
            <text:p>PRIBATUA</text:p>
          </table:table-cell>
          <table:table-cell table:formula="of:=IF([.L24]=&quot;PRIBATUA&quot;;&quot;f86767&quot;;&quot;63b6e5&quot;)" office:value-type="string" office:string-value="f86767">
            <text:p>f86767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style-name="ce1" office:value-type="string">
            <text:p>43.241580</text:p>
          </table:table-cell>
          <table:table-cell office:value-type="string">
            <text:p>-1.994581</text:p>
          </table:table-cell>
          <table:table-cell office:value-type="string">
            <text:p>12572</text:p>
          </table:table-cell>
          <table:table-cell office:value-type="string">
            <text:p>CPES SALESIANOS URNIETA BHIP</text:p>
          </table:table-cell>
          <table:table-cell office:value-type="string">
            <text:p>Salesianos Urnieta</text:p>
          </table:table-cell>
          <table:table-cell office:value-type="string">
            <text:p>ERGOYEN 6</text:p>
          </table:table-cell>
          <table:table-cell office:value-type="string">
            <text:p>URNIETA</text:p>
          </table:table-cell>
          <table:table-cell office:value-type="string">
            <text:p>GIPUZKOA</text:p>
          </table:table-cell>
          <table:table-cell office:value-type="string">
            <text:p>20130</text:p>
          </table:table-cell>
          <table:table-cell office:value-type="string">
            <text:p>943551789</text:p>
          </table:table-cell>
          <table:table-cell office:value-type="string">
            <text:p>943331059</text:p>
          </table:table-cell>
          <table:table-cell office:value-type="string">
            <text:p>PRIBATUA</text:p>
          </table:table-cell>
          <table:table-cell table:formula="of:=IF([.L25]=&quot;PRIBATUA&quot;;&quot;f86767&quot;;&quot;63b6e5&quot;)" office:value-type="string" office:string-value="f86767">
            <text:p>f86767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style-name="ce1" office:value-type="string">
            <text:p>43.048048</text:p>
          </table:table-cell>
          <table:table-cell office:value-type="string">
            <text:p>-2.183248</text:p>
          </table:table-cell>
          <table:table-cell office:value-type="string">
            <text:p>12581</text:p>
          </table:table-cell>
          <table:table-cell office:value-type="string">
            <text:p>CPES DEL GOIERRI BHIP</text:p>
          </table:table-cell>
          <table:table-cell office:value-type="string">
            <text:p>Goierri Eskola</text:p>
          </table:table-cell>
          <table:table-cell office:value-type="string">
            <text:p>SAN ISIDRO GRANJA</text:p>
          </table:table-cell>
          <table:table-cell office:value-type="string">
            <text:p>ORDIZIA</text:p>
          </table:table-cell>
          <table:table-cell office:value-type="string">
            <text:p>GIPUZKOA</text:p>
          </table:table-cell>
          <table:table-cell office:value-type="string">
            <text:p>20240</text:p>
          </table:table-cell>
          <table:table-cell office:value-type="string">
            <text:p>943880062</text:p>
          </table:table-cell>
          <table:table-cell office:value-type="string">
            <text:p>943888351</text:p>
          </table:table-cell>
          <table:table-cell office:value-type="string">
            <text:p>PRIBATUA</text:p>
          </table:table-cell>
          <table:table-cell table:formula="of:=IF([.L26]=&quot;PRIBATUA&quot;;&quot;f86767&quot;;&quot;63b6e5&quot;)" office:value-type="string" office:string-value="f86767">
            <text:p>f86767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style-name="ce1" office:value-type="string">
            <text:p>43.089000</text:p>
          </table:table-cell>
          <table:table-cell office:value-type="string">
            <text:p>-2.309825</text:p>
          </table:table-cell>
          <table:table-cell office:value-type="string">
            <text:p>12593</text:p>
          </table:table-cell>
          <table:table-cell office:value-type="string">
            <text:p>CPES UROLA GARAIKO LANBIDE ESKOLA BHIP</text:p>
          </table:table-cell>
          <table:table-cell office:value-type="string">
            <text:p>UGLE</text:p>
          </table:table-cell>
          <table:table-cell office:value-type="string">
            <text:p>AV. DE BELOKI</text:p>
          </table:table-cell>
          <table:table-cell office:value-type="string">
            <text:p>ZUMARRAGA</text:p>
          </table:table-cell>
          <table:table-cell office:value-type="string">
            <text:p>GIPUZKOA</text:p>
          </table:table-cell>
          <table:table-cell office:value-type="string">
            <text:p>20700</text:p>
          </table:table-cell>
          <table:table-cell office:value-type="string">
            <text:p>943725477</text:p>
          </table:table-cell>
          <table:table-cell office:value-type="string">
            <text:p>943726003</text:p>
          </table:table-cell>
          <table:table-cell office:value-type="string">
            <text:p>PRIBATUA</text:p>
          </table:table-cell>
          <table:table-cell table:formula="of:=IF([.L27]=&quot;PRIBATUA&quot;;&quot;f86767&quot;;&quot;63b6e5&quot;)" office:value-type="string" office:string-value="f86767">
            <text:p>f86767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style-name="ce1" office:value-type="string">
            <text:p>43.314850</text:p>
          </table:table-cell>
          <table:table-cell office:value-type="string">
            <text:p>-1.936817</text:p>
          </table:table-cell>
          <table:table-cell office:value-type="string">
            <text:p>12721</text:p>
          </table:table-cell>
          <table:table-cell office:value-type="string">
            <text:p>IES (ITS) CONSTRUCCION DONOSTIA (ITB) BHI</text:p>
          </table:table-cell>
          <table:table-cell office:value-type="string">
            <text:p>Construcción Donostia</text:p>
          </table:table-cell>
          <table:table-cell office:value-type="string">
            <text:p>CASA NAO Z/G</text:p>
          </table:table-cell>
          <table:table-cell office:value-type="string">
            <text:p>DONOSTIA-SAN SEBASTI</text:p>
          </table:table-cell>
          <table:table-cell office:value-type="string">
            <text:p>GIPUZKOA</text:p>
          </table:table-cell>
          <table:table-cell office:value-type="string">
            <text:p>20017</text:p>
          </table:table-cell>
          <table:table-cell office:value-type="string">
            <text:p>943000500</text:p>
          </table:table-cell>
          <table:table-cell office:value-type="string">
            <text:p>943000501</text:p>
          </table:table-cell>
          <table:table-cell office:value-type="string">
            <text:p>HEZKUNTZA SAILA</text:p>
          </table:table-cell>
          <table:table-cell table:formula="of:=IF([.L28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1" office:value-type="string">
            <text:p>43.335447</text:p>
          </table:table-cell>
          <table:table-cell office:value-type="string">
            <text:p>-1.799130</text:p>
          </table:table-cell>
          <table:table-cell office:value-type="string">
            <text:p>12742</text:p>
          </table:table-cell>
          <table:table-cell office:value-type="string">
            <text:p>CPES IRUNGO LA SALLE BHIP</text:p>
          </table:table-cell>
          <table:table-cell office:value-type="string">
            <text:p>Irungo La Salle</text:p>
          </table:table-cell>
          <table:table-cell office:value-type="string">
            <text:p>AV. DE ELIZATXO 14-16</text:p>
          </table:table-cell>
          <table:table-cell office:value-type="string">
            <text:p>IRUN</text:p>
          </table:table-cell>
          <table:table-cell office:value-type="string">
            <text:p>GIPUZKOA</text:p>
          </table:table-cell>
          <table:table-cell office:value-type="string">
            <text:p>20303</text:p>
          </table:table-cell>
          <table:table-cell office:value-type="string">
            <text:p>943628411</text:p>
          </table:table-cell>
          <table:table-cell office:value-type="string">
            <text:p>943628432</text:p>
          </table:table-cell>
          <table:table-cell office:value-type="string">
            <text:p>PRIBATUA</text:p>
          </table:table-cell>
          <table:table-cell table:formula="of:=IF([.L29]=&quot;PRIBATUA&quot;;&quot;f86767&quot;;&quot;63b6e5&quot;)" office:value-type="string" office:string-value="f86767">
            <text:p>f86767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1" office:value-type="string">
            <text:p>43.219546</text:p>
          </table:table-cell>
          <table:table-cell office:value-type="string">
            <text:p>-2.019265</text:p>
          </table:table-cell>
          <table:table-cell office:value-type="string">
            <text:p>12746</text:p>
          </table:table-cell>
          <table:table-cell office:value-type="string">
            <text:p>CPEIPS LA SALLE-BERROZPE HLBHIP</text:p>
          </table:table-cell>
          <table:table-cell office:value-type="string">
            <text:p>La Salle-Berrozpe</text:p>
          </table:table-cell>
          <table:table-cell office:value-type="string">
            <text:p>LA SALLE 5</text:p>
          </table:table-cell>
          <table:table-cell office:value-type="string">
            <text:p>ANDOAIN</text:p>
          </table:table-cell>
          <table:table-cell office:value-type="string">
            <text:p>GIPUZKOA</text:p>
          </table:table-cell>
          <table:table-cell office:value-type="string">
            <text:p>20140</text:p>
          </table:table-cell>
          <table:table-cell office:value-type="string">
            <text:p>943590557</text:p>
          </table:table-cell>
          <table:table-cell office:value-type="string">
            <text:p>943300563</text:p>
          </table:table-cell>
          <table:table-cell office:value-type="string">
            <text:p>PRIBATUA</text:p>
          </table:table-cell>
          <table:table-cell table:formula="of:=IF([.L30]=&quot;PRIBATUA&quot;;&quot;f86767&quot;;&quot;63b6e5&quot;)" office:value-type="string" office:string-value="f86767">
            <text:p>f86767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style-name="ce1" office:value-type="string">
            <text:p>43.210909</text:p>
          </table:table-cell>
          <table:table-cell office:value-type="string">
            <text:p>-2.410016</text:p>
          </table:table-cell>
          <table:table-cell office:value-type="string">
            <text:p>12763</text:p>
          </table:table-cell>
          <table:table-cell office:value-type="string">
            <text:p>IES (IIT) MAQ.-HERRAM./MAKINA-ERREMINTA (BTI) BHI</text:p>
          </table:table-cell>
          <table:table-cell office:value-type="string">
            <text:p>IMH</text:p>
          </table:table-cell>
          <table:table-cell office:value-type="string">
            <text:p>AZKUE AUZOA 1</text:p>
          </table:table-cell>
          <table:table-cell office:value-type="string">
            <text:p>ELGOIBAR</text:p>
          </table:table-cell>
          <table:table-cell office:value-type="string">
            <text:p>GIPUZKOA</text:p>
          </table:table-cell>
          <table:table-cell office:value-type="string">
            <text:p>20870</text:p>
          </table:table-cell>
          <table:table-cell office:value-type="string">
            <text:p>943744132</text:p>
          </table:table-cell>
          <table:table-cell office:value-type="string">
            <text:p>943744153</text:p>
          </table:table-cell>
          <table:table-cell office:value-type="string">
            <text:p>HEZKUNTZA SAILA</text:p>
          </table:table-cell>
          <table:table-cell table:formula="of:=IF([.L31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1" office:value-type="string">
            <text:p>43.325886</text:p>
          </table:table-cell>
          <table:table-cell office:value-type="string">
            <text:p>-1.968858</text:p>
          </table:table-cell>
          <table:table-cell office:value-type="string">
            <text:p>12982</text:p>
          </table:table-cell>
          <table:table-cell office:value-type="string">
            <text:p>IES XABIER ZUBIRI-MANTEO BHI</text:p>
          </table:table-cell>
          <table:table-cell office:value-type="string">
            <text:p>Zubiri-Manteo</text:p>
          </table:table-cell>
          <table:table-cell office:value-type="string">
            <text:p>JOSE MIG. BARANDIARAN 12</text:p>
          </table:table-cell>
          <table:table-cell office:value-type="string">
            <text:p>DONOSTIA-SAN SEBASTI</text:p>
          </table:table-cell>
          <table:table-cell office:value-type="string">
            <text:p>GIPUZKOA</text:p>
          </table:table-cell>
          <table:table-cell office:value-type="string">
            <text:p>20013</text:p>
          </table:table-cell>
          <table:table-cell office:value-type="string">
            <text:p>943278700</text:p>
          </table:table-cell>
          <table:table-cell office:value-type="string">
            <text:p>943282477</text:p>
          </table:table-cell>
          <table:table-cell office:value-type="string">
            <text:p>HEZKUNTZA SAILA</text:p>
          </table:table-cell>
          <table:table-cell table:formula="of:=IF([.L32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style-name="ce1" office:value-type="string">
            <text:p>43.180178</text:p>
          </table:table-cell>
          <table:table-cell office:value-type="string">
            <text:p>-2.266872</text:p>
          </table:table-cell>
          <table:table-cell office:value-type="string">
            <text:p>13007</text:p>
          </table:table-cell>
          <table:table-cell office:value-type="string">
            <text:p>IES UROLA IK. AZKOITIA-AZPEITIA BHI</text:p>
          </table:table-cell>
          <table:table-cell office:value-type="string">
            <text:p>Urola</text:p>
          </table:table-cell>
          <table:table-cell office:value-type="string">
            <text:p>PERDILLEGI 3</text:p>
          </table:table-cell>
          <table:table-cell office:value-type="string">
            <text:p>AZPEITIA</text:p>
          </table:table-cell>
          <table:table-cell office:value-type="string">
            <text:p>GIPUZKOA</text:p>
          </table:table-cell>
          <table:table-cell office:value-type="string">
            <text:p>20730</text:p>
          </table:table-cell>
          <table:table-cell office:value-type="string">
            <text:p>943812665</text:p>
          </table:table-cell>
          <table:table-cell office:value-type="string">
            <text:p>943816620</text:p>
          </table:table-cell>
          <table:table-cell office:value-type="string">
            <text:p>HEZKUNTZA SAILA</text:p>
          </table:table-cell>
          <table:table-cell table:formula="of:=IF([.L33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style-name="ce1" office:value-type="string">
            <text:p>43.118228</text:p>
          </table:table-cell>
          <table:table-cell office:value-type="string">
            <text:p>-2.414504</text:p>
          </table:table-cell>
          <table:table-cell office:value-type="string">
            <text:p>13020</text:p>
          </table:table-cell>
          <table:table-cell office:value-type="string">
            <text:p>IEFPS MIGUEL ALTUNA GLHBI</text:p>
          </table:table-cell>
          <table:table-cell office:value-type="string">
            <text:p>Miguel Altuna</text:p>
          </table:table-cell>
          <table:table-cell office:value-type="string">
            <text:p>IBARGARAI 1</text:p>
          </table:table-cell>
          <table:table-cell office:value-type="string">
            <text:p>BERGARA</text:p>
          </table:table-cell>
          <table:table-cell office:value-type="string">
            <text:p>GIPUZKOA</text:p>
          </table:table-cell>
          <table:table-cell office:value-type="string">
            <text:p>20570</text:p>
          </table:table-cell>
          <table:table-cell office:value-type="string">
            <text:p>943762491</text:p>
          </table:table-cell>
          <table:table-cell office:value-type="string">
            <text:p>943763841</text:p>
          </table:table-cell>
          <table:table-cell office:value-type="string">
            <text:p>HEZKUNTZA SAILA</text:p>
          </table:table-cell>
          <table:table-cell table:formula="of:=IF([.L34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style-name="ce1" office:value-type="string">
            <text:p>43.336437</text:p>
          </table:table-cell>
          <table:table-cell office:value-type="string">
            <text:p>-1.797972</text:p>
          </table:table-cell>
          <table:table-cell office:value-type="string">
            <text:p>13021</text:p>
          </table:table-cell>
          <table:table-cell office:value-type="string">
            <text:p>IEFPS BIDASOA GLHBI</text:p>
          </table:table-cell>
          <table:table-cell office:value-type="string">
            <text:p>Bidasoa</text:p>
          </table:table-cell>
          <table:table-cell office:value-type="string">
            <text:p>AV. DE ELIZATXO 10</text:p>
          </table:table-cell>
          <table:table-cell office:value-type="string">
            <text:p>IRUN</text:p>
          </table:table-cell>
          <table:table-cell office:value-type="string">
            <text:p>GIPUZKOA</text:p>
          </table:table-cell>
          <table:table-cell office:value-type="string">
            <text:p>20303</text:p>
          </table:table-cell>
          <table:table-cell office:value-type="string">
            <text:p>943666010</text:p>
          </table:table-cell>
          <table:table-cell office:value-type="string">
            <text:p>943615380</text:p>
          </table:table-cell>
          <table:table-cell office:value-type="string">
            <text:p>HEZKUNTZA SAILA</text:p>
          </table:table-cell>
          <table:table-cell table:formula="of:=IF([.L35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style-name="ce1" office:value-type="string">
            <text:p>43.26940</text:p>
          </table:table-cell>
          <table:table-cell office:value-type="string">
            <text:p>-2.03285</text:p>
          </table:table-cell>
          <table:table-cell office:value-type="string">
            <text:p>13022</text:p>
          </table:table-cell>
          <table:table-cell office:value-type="string">
            <text:p>IEFPS USURBIL GLHBI</text:p>
          </table:table-cell>
          <table:table-cell office:value-type="string">
            <text:p>Usurbil</text:p>
          </table:table-cell>
          <table:table-cell office:value-type="string">
            <text:p>ARBITZA BIDEA 29</text:p>
          </table:table-cell>
          <table:table-cell office:value-type="string">
            <text:p>USURBIL</text:p>
          </table:table-cell>
          <table:table-cell office:value-type="string">
            <text:p>GIPUZKOA</text:p>
          </table:table-cell>
          <table:table-cell office:value-type="string">
            <text:p>20170</text:p>
          </table:table-cell>
          <table:table-cell office:value-type="string">
            <text:p>943364600</text:p>
          </table:table-cell>
          <table:table-cell office:value-type="string">
            <text:p>943366689</text:p>
          </table:table-cell>
          <table:table-cell office:value-type="string">
            <text:p>HEZKUNTZA SAILA</text:p>
          </table:table-cell>
          <table:table-cell table:formula="of:=IF([.L36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style-name="ce1" office:value-type="string">
            <text:p>43.149162</text:p>
          </table:table-cell>
          <table:table-cell office:value-type="string">
            <text:p>-2.068506</text:p>
          </table:table-cell>
          <table:table-cell office:value-type="string">
            <text:p>13023</text:p>
          </table:table-cell>
          <table:table-cell office:value-type="string">
            <text:p>IEFPS TOLOSALDEA GLHBI</text:p>
          </table:table-cell>
          <table:table-cell office:value-type="string">
            <text:p>Tolosaldea</text:p>
          </table:table-cell>
          <table:table-cell office:value-type="string">
            <text:p>SANTA LUZI 17 (CDAD. DOCENTE)</text:p>
          </table:table-cell>
          <table:table-cell office:value-type="string">
            <text:p>TOLOSA</text:p>
          </table:table-cell>
          <table:table-cell office:value-type="string">
            <text:p>GIPUZKOA</text:p>
          </table:table-cell>
          <table:table-cell office:value-type="string">
            <text:p>20400</text:p>
          </table:table-cell>
          <table:table-cell office:value-type="string">
            <text:p>943651147</text:p>
          </table:table-cell>
          <table:table-cell office:value-type="string">
            <text:p>943651856</text:p>
          </table:table-cell>
          <table:table-cell office:value-type="string">
            <text:p>HEZKUNTZA SAILA</text:p>
          </table:table-cell>
          <table:table-cell table:formula="of:=IF([.L37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style-name="ce1" office:value-type="string">
            <text:p>43.027849</text:p>
          </table:table-cell>
          <table:table-cell office:value-type="string">
            <text:p>-2.510527</text:p>
          </table:table-cell>
          <table:table-cell office:value-type="string">
            <text:p>13255</text:p>
          </table:table-cell>
          <table:table-cell office:value-type="string">
            <text:p>IEFPS ARETXABALETA GLHBI</text:p>
          </table:table-cell>
          <table:table-cell office:value-type="string">
            <text:p>Aretxabaleta</text:p>
          </table:table-cell>
          <table:table-cell office:value-type="string">
            <text:p>MARKOLE</text:p>
          </table:table-cell>
          <table:table-cell office:value-type="string">
            <text:p>ARETXABALETA</text:p>
          </table:table-cell>
          <table:table-cell office:value-type="string">
            <text:p>GIPUZKOA</text:p>
          </table:table-cell>
          <table:table-cell office:value-type="string">
            <text:p>20550</text:p>
          </table:table-cell>
          <table:table-cell office:value-type="string">
            <text:p>943797900</text:p>
          </table:table-cell>
          <table:table-cell office:value-type="string">
            <text:p>943770955</text:p>
          </table:table-cell>
          <table:table-cell office:value-type="string">
            <text:p>HEZKUNTZA SAILA</text:p>
          </table:table-cell>
          <table:table-cell table:formula="of:=IF([.L38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43.285693</text:p>
          </table:table-cell>
          <table:table-cell office:value-type="string">
            <text:p>-2.172890</text:p>
          </table:table-cell>
          <table:table-cell office:value-type="string">
            <text:p>13380</text:p>
          </table:table-cell>
          <table:table-cell office:value-type="string">
            <text:p>CPES OTEITZA LIZEO POLITEKNIKOA BHIP</text:p>
          </table:table-cell>
          <table:table-cell office:value-type="string">
            <text:p>Oteitza</text:p>
          </table:table-cell>
          <table:table-cell office:value-type="string">
            <text:p>GIPUZKOA 5</text:p>
          </table:table-cell>
          <table:table-cell office:value-type="string">
            <text:p>ZARAUTZ</text:p>
          </table:table-cell>
          <table:table-cell office:value-type="string">
            <text:p>GIPUZKOA</text:p>
          </table:table-cell>
          <table:table-cell office:value-type="string">
            <text:p>20800</text:p>
          </table:table-cell>
          <table:table-cell office:value-type="string">
            <text:p>943111000</text:p>
          </table:table-cell>
          <table:table-cell office:value-type="string">
            <text:p>943110990</text:p>
          </table:table-cell>
          <table:table-cell office:value-type="string">
            <text:p>PRIBATUA</text:p>
          </table:table-cell>
          <table:table-cell table:formula="of:=IF([.L39]=&quot;PRIBATUA&quot;;&quot;f86767&quot;;&quot;63b6e5&quot;)" office:value-type="string" office:string-value="f86767">
            <text:p>f86767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style-name="ce1" office:value-type="string">
            <text:p>43.298121</text:p>
          </table:table-cell>
          <table:table-cell office:value-type="string">
            <text:p>-2.986371</text:p>
          </table:table-cell>
          <table:table-cell office:value-type="string">
            <text:p>14069</text:p>
          </table:table-cell>
          <table:table-cell office:value-type="string">
            <text:p>IEFPS NICOLAS LARBURU GLHBI</text:p>
          </table:table-cell>
          <table:table-cell office:value-type="string">
            <text:p>Nicolas Larburu</text:p>
          </table:table-cell>
          <table:table-cell office:value-type="string">
            <text:p>ALDAPA 3</text:p>
          </table:table-cell>
          <table:table-cell office:value-type="string">
            <text:p>BARAKALDO</text:p>
          </table:table-cell>
          <table:table-cell office:value-type="string">
            <text:p>BIZKAIA</text:p>
          </table:table-cell>
          <table:table-cell office:value-type="string">
            <text:p>48901</text:p>
          </table:table-cell>
          <table:table-cell office:value-type="string">
            <text:p>944180266</text:p>
          </table:table-cell>
          <table:table-cell office:value-type="string">
            <text:p>944189327</text:p>
          </table:table-cell>
          <table:table-cell office:value-type="string">
            <text:p>HEZKUNTZA SAILA</text:p>
          </table:table-cell>
          <table:table-cell table:formula="of:=IF([.L40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17">
            <text:p>17</text:p>
          </table:table-cell>
        </table:table-row>
        <table:table-row table:style-name="ro2">
          <table:table-cell table:style-name="ce1" office:value-type="string">
            <text:p>43.251989</text:p>
          </table:table-cell>
          <table:table-cell office:value-type="string">
            <text:p>-2.939399</text:p>
          </table:table-cell>
          <table:table-cell office:value-type="string">
            <text:p>14200</text:p>
          </table:table-cell>
          <table:table-cell office:value-type="string">
            <text:p>IES ESKURTZE BHI</text:p>
          </table:table-cell>
          <table:table-cell office:value-type="string">
            <text:p>Eskurtze</text:p>
          </table:table-cell>
          <table:table-cell office:value-type="string">
            <text:p>ESKURTZE 11</text:p>
          </table:table-cell>
          <table:table-cell office:value-type="string">
            <text:p>BILBAO</text:p>
          </table:table-cell>
          <table:table-cell office:value-type="string">
            <text:p>BIZKAIA</text:p>
          </table:table-cell>
          <table:table-cell office:value-type="string">
            <text:p>48012</text:p>
          </table:table-cell>
          <table:table-cell office:value-type="string">
            <text:p>944444408</text:p>
          </table:table-cell>
          <table:table-cell office:value-type="string">
            <text:p>944102262</text:p>
          </table:table-cell>
          <table:table-cell office:value-type="string">
            <text:p>HEZKUNTZA SAILA</text:p>
          </table:table-cell>
          <table:table-cell table:formula="of:=IF([.L41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style-name="ce1" office:value-type="string">
            <text:p>43.255075</text:p>
          </table:table-cell>
          <table:table-cell office:value-type="string">
            <text:p>-2.921809</text:p>
          </table:table-cell>
          <table:table-cell office:value-type="string">
            <text:p>14205</text:p>
          </table:table-cell>
          <table:table-cell office:value-type="string">
            <text:p>IES EMILIO CAMPUZANO BHI</text:p>
          </table:table-cell>
          <table:table-cell office:value-type="string">
            <text:p>Emilio Campuzano</text:p>
          </table:table-cell>
          <table:table-cell office:value-type="string">
            <text:p>SANTOS JUANES 7</text:p>
          </table:table-cell>
          <table:table-cell office:value-type="string">
            <text:p>BILBAO</text:p>
          </table:table-cell>
          <table:table-cell office:value-type="string">
            <text:p>BIZKAIA</text:p>
          </table:table-cell>
          <table:table-cell office:value-type="string">
            <text:p>48006</text:p>
          </table:table-cell>
          <table:table-cell office:value-type="string">
            <text:p>944333305</text:p>
          </table:table-cell>
          <table:table-cell office:value-type="string">
            <text:p>944331893</text:p>
          </table:table-cell>
          <table:table-cell office:value-type="string">
            <text:p>HEZKUNTZA SAILA</text:p>
          </table:table-cell>
          <table:table-cell table:formula="of:=IF([.L42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style-name="ce1" office:value-type="string">
            <text:p>43.235014</text:p>
          </table:table-cell>
          <table:table-cell office:value-type="string">
            <text:p>-2.833343</text:p>
          </table:table-cell>
          <table:table-cell office:value-type="string">
            <text:p>14279</text:p>
          </table:table-cell>
          <table:table-cell office:value-type="string">
            <text:p>IES ANDRA MARI BHI</text:p>
          </table:table-cell>
          <table:table-cell office:value-type="string">
            <text:p>Andra Mari</text:p>
          </table:table-cell>
          <table:table-cell office:value-type="string">
            <text:p>ELEXALDE Z/G</text:p>
          </table:table-cell>
          <table:table-cell office:value-type="string">
            <text:p>GALDAKAO</text:p>
          </table:table-cell>
          <table:table-cell office:value-type="string">
            <text:p>BIZKAIA</text:p>
          </table:table-cell>
          <table:table-cell office:value-type="string">
            <text:p>48960</text:p>
          </table:table-cell>
          <table:table-cell office:value-type="string">
            <text:p>944562720</text:p>
          </table:table-cell>
          <table:table-cell office:value-type="string">
            <text:p>944564055</text:p>
          </table:table-cell>
          <table:table-cell office:value-type="string">
            <text:p>HEZKUNTZA SAILA</text:p>
          </table:table-cell>
          <table:table-cell table:formula="of:=IF([.L43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style-name="ce1" office:value-type="string">
            <text:p>43.352949</text:p>
          </table:table-cell>
          <table:table-cell office:value-type="string">
            <text:p>-3.003124</text:p>
          </table:table-cell>
          <table:table-cell office:value-type="string">
            <text:p>14301</text:p>
          </table:table-cell>
          <table:table-cell office:value-type="string">
            <text:p>IEFPS FADURA GLHBI</text:p>
          </table:table-cell>
          <table:table-cell office:value-type="string">
            <text:p>Fadura</text:p>
          </table:table-cell>
          <table:table-cell office:value-type="string">
            <text:p>BIZKERRE Z/G</text:p>
          </table:table-cell>
          <table:table-cell office:value-type="string">
            <text:p>GETXO</text:p>
          </table:table-cell>
          <table:table-cell office:value-type="string">
            <text:p>BIZKAIA</text:p>
          </table:table-cell>
          <table:table-cell office:value-type="string">
            <text:p>48991</text:p>
          </table:table-cell>
          <table:table-cell office:value-type="string">
            <text:p>944069000</text:p>
          </table:table-cell>
          <table:table-cell office:value-type="string">
            <text:p>944069001</text:p>
          </table:table-cell>
          <table:table-cell office:value-type="string">
            <text:p>HEZKUNTZA SAILA</text:p>
          </table:table-cell>
          <table:table-cell table:formula="of:=IF([.L44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style-name="ce1" office:value-type="string">
            <text:p>43.332095</text:p>
          </table:table-cell>
          <table:table-cell office:value-type="string">
            <text:p>-2.971111</text:p>
          </table:table-cell>
          <table:table-cell office:value-type="string">
            <text:p>14340</text:p>
          </table:table-cell>
          <table:table-cell office:value-type="string">
            <text:p>IES (ITS) ESCUELA DE HOSTELERIA (ITB) BHI</text:p>
          </table:table-cell>
          <table:table-cell office:value-type="string">
            <text:p>Hosteleria Leioa</text:p>
          </table:table-cell>
          <table:table-cell office:value-type="string">
            <text:p>SARRIENA (UNIBERTSITATEA)</text:p>
          </table:table-cell>
          <table:table-cell office:value-type="string">
            <text:p>LEIOA</text:p>
          </table:table-cell>
          <table:table-cell office:value-type="string">
            <text:p>BIZKAIA</text:p>
          </table:table-cell>
          <table:table-cell office:value-type="string">
            <text:p>48940</text:p>
          </table:table-cell>
          <table:table-cell office:value-type="string">
            <text:p>946012446</text:p>
          </table:table-cell>
          <table:table-cell office:value-type="string">
            <text:p>946013535</text:p>
          </table:table-cell>
          <table:table-cell office:value-type="string">
            <text:p>HEZKUNTZA SAILA</text:p>
          </table:table-cell>
          <table:table-cell table:formula="of:=IF([.L45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style-name="ce1" office:value-type="string">
            <text:p>43.312436</text:p>
          </table:table-cell>
          <table:table-cell office:value-type="string">
            <text:p>-3.019840</text:p>
          </table:table-cell>
          <table:table-cell office:value-type="string">
            <text:p>14399</text:p>
          </table:table-cell>
          <table:table-cell office:value-type="string">
            <text:p>IEFPS REPELEGA GLHBI</text:p>
          </table:table-cell>
          <table:table-cell office:value-type="string">
            <text:p>Repelega</text:p>
          </table:table-cell>
          <table:table-cell office:value-type="string">
            <text:p>REPELEGA BIDEA Z/G</text:p>
          </table:table-cell>
          <table:table-cell office:value-type="string">
            <text:p>PORTUGALETE</text:p>
          </table:table-cell>
          <table:table-cell office:value-type="string">
            <text:p>BIZKAIA</text:p>
          </table:table-cell>
          <table:table-cell office:value-type="string">
            <text:p>48920</text:p>
          </table:table-cell>
          <table:table-cell office:value-type="string">
            <text:p>944955903</text:p>
          </table:table-cell>
          <table:table-cell office:value-type="string">
            <text:p>944955919</text:p>
          </table:table-cell>
          <table:table-cell office:value-type="string">
            <text:p>HEZKUNTZA SAILA</text:p>
          </table:table-cell>
          <table:table-cell table:formula="of:=IF([.L46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style-name="ce1" office:value-type="string">
            <text:p>43.325830</text:p>
          </table:table-cell>
          <table:table-cell office:value-type="string">
            <text:p>-3.039989</text:p>
          </table:table-cell>
          <table:table-cell office:value-type="string">
            <text:p>14422</text:p>
          </table:table-cell>
          <table:table-cell office:value-type="string">
            <text:p>IEFPS SAN JORGE GLHBI</text:p>
          </table:table-cell>
          <table:table-cell office:value-type="string">
            <text:p>San Jorge</text:p>
          </table:table-cell>
          <table:table-cell office:value-type="string">
            <text:p>CUETO Z/G</text:p>
          </table:table-cell>
          <table:table-cell office:value-type="string">
            <text:p>SANTURTZI</text:p>
          </table:table-cell>
          <table:table-cell office:value-type="string">
            <text:p>BIZKAIA</text:p>
          </table:table-cell>
          <table:table-cell office:value-type="string">
            <text:p>48980</text:p>
          </table:table-cell>
          <table:table-cell office:value-type="string">
            <text:p>944618422</text:p>
          </table:table-cell>
          <table:table-cell office:value-type="string">
            <text:p>944839060</text:p>
          </table:table-cell>
          <table:table-cell office:value-type="string">
            <text:p>HEZKUNTZA SAILA</text:p>
          </table:table-cell>
          <table:table-cell table:formula="of:=IF([.L47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style-name="ce1" office:value-type="string">
            <text:p>43.271942</text:p>
          </table:table-cell>
          <table:table-cell office:value-type="string">
            <text:p>-2.954101</text:p>
          </table:table-cell>
          <table:table-cell office:value-type="string">
            <text:p>14664</text:p>
          </table:table-cell>
          <table:table-cell office:value-type="string">
            <text:p>CPEIPS SALESIANOS DEUSTO-M. AUX.-SA HLBHIP</text:p>
          </table:table-cell>
          <table:table-cell office:value-type="string">
            <text:p>Salesianos Deusto</text:p>
          </table:table-cell>
          <table:table-cell office:value-type="string">
            <text:p>LEHENDAKARI AGUIRRE 75</text:p>
          </table:table-cell>
          <table:table-cell office:value-type="string">
            <text:p>BILBAO</text:p>
          </table:table-cell>
          <table:table-cell office:value-type="string">
            <text:p>BIZKAIA</text:p>
          </table:table-cell>
          <table:table-cell office:value-type="string">
            <text:p>48014</text:p>
          </table:table-cell>
          <table:table-cell office:value-type="string">
            <text:p>944472650</text:p>
          </table:table-cell>
          <table:table-cell office:value-type="string">
            <text:p>944472658</text:p>
          </table:table-cell>
          <table:table-cell office:value-type="string">
            <text:p>PRIBATUA</text:p>
          </table:table-cell>
          <table:table-cell table:formula="of:=IF([.L48]=&quot;PRIBATUA&quot;;&quot;f86767&quot;;&quot;63b6e5&quot;)" office:value-type="string" office:string-value="f86767">
            <text:p>f86767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style-name="ce1" office:value-type="string">
            <text:p>43.260938</text:p>
          </table:table-cell>
          <table:table-cell office:value-type="string">
            <text:p>-2.922349</text:p>
          </table:table-cell>
          <table:table-cell office:value-type="string">
            <text:p>14718</text:p>
          </table:table-cell>
          <table:table-cell office:value-type="string">
            <text:p>CPES ZABALBURU BHIP</text:p>
          </table:table-cell>
          <table:table-cell office:value-type="string">
            <text:p>Zabalburu</text:p>
          </table:table-cell>
          <table:table-cell office:value-type="string">
            <text:p>ESPERANZA 12</text:p>
          </table:table-cell>
          <table:table-cell office:value-type="string">
            <text:p>BILBAO</text:p>
          </table:table-cell>
          <table:table-cell office:value-type="string">
            <text:p>BIZKAIA</text:p>
          </table:table-cell>
          <table:table-cell office:value-type="string">
            <text:p>48005</text:p>
          </table:table-cell>
          <table:table-cell office:value-type="string">
            <text:p>944163195</text:p>
          </table:table-cell>
          <table:table-cell office:value-type="string">
            <text:p>944153855</text:p>
          </table:table-cell>
          <table:table-cell office:value-type="string">
            <text:p>PRIBATUA</text:p>
          </table:table-cell>
          <table:table-cell table:formula="of:=IF([.L49]=&quot;PRIBATUA&quot;;&quot;f86767&quot;;&quot;63b6e5&quot;)" office:value-type="string" office:string-value="f86767">
            <text:p>f86767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style-name="ce1" office:value-type="string">
            <text:p>43.107009</text:p>
          </table:table-cell>
          <table:table-cell office:value-type="string">
            <text:p>-2.756087</text:p>
          </table:table-cell>
          <table:table-cell office:value-type="string">
            <text:p>14723</text:p>
          </table:table-cell>
          <table:table-cell office:value-type="string">
            <text:p>CPES ARRATIAKO ZULAIBAR LANBIDE IKASTEGIA BHIP</text:p>
          </table:table-cell>
          <table:table-cell office:value-type="string">
            <text:p>Zulaibar</text:p>
          </table:table-cell>
          <table:table-cell office:value-type="string">
            <text:p>ZULAIBAR AUZ. 17</text:p>
          </table:table-cell>
          <table:table-cell office:value-type="string">
            <text:p>ZEANURI</text:p>
          </table:table-cell>
          <table:table-cell office:value-type="string">
            <text:p>BIZKAIA</text:p>
          </table:table-cell>
          <table:table-cell office:value-type="string">
            <text:p>48144</text:p>
          </table:table-cell>
          <table:table-cell office:value-type="string">
            <text:p>946739116</text:p>
          </table:table-cell>
          <table:table-cell office:value-type="string">
            <text:p>946317066</text:p>
          </table:table-cell>
          <table:table-cell office:value-type="string">
            <text:p>PRIBATUA</text:p>
          </table:table-cell>
          <table:table-cell table:formula="of:=IF([.L50]=&quot;PRIBATUA&quot;;&quot;f86767&quot;;&quot;63b6e5&quot;)" office:value-type="string" office:string-value="f86767">
            <text:p>f86767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style-name="ce1" office:value-type="string">
            <text:p>43.170878</text:p>
          </table:table-cell>
          <table:table-cell office:value-type="string">
            <text:p>-2.634209</text:p>
          </table:table-cell>
          <table:table-cell office:value-type="string">
            <text:p>14728</text:p>
          </table:table-cell>
          <table:table-cell office:value-type="string">
            <text:p>CPES SAN JOSE-MARISTAK BHIP</text:p>
          </table:table-cell>
          <table:table-cell office:value-type="string">
            <text:p>Maristak</text:p>
          </table:table-cell>
          <table:table-cell office:value-type="string">
            <text:p>FRAY JUAN ANTONIO ABASOLO 6</text:p>
          </table:table-cell>
          <table:table-cell office:value-type="string">
            <text:p>DURANGO</text:p>
          </table:table-cell>
          <table:table-cell office:value-type="string">
            <text:p>BIZKAIA</text:p>
          </table:table-cell>
          <table:table-cell office:value-type="string">
            <text:p>48200</text:p>
          </table:table-cell>
          <table:table-cell office:value-type="string">
            <text:p>946810058</text:p>
          </table:table-cell>
          <table:table-cell office:value-type="string">
            <text:p>946200638</text:p>
          </table:table-cell>
          <table:table-cell office:value-type="string">
            <text:p>PRIBATUA</text:p>
          </table:table-cell>
          <table:table-cell table:formula="of:=IF([.L51]=&quot;PRIBATUA&quot;;&quot;f86767&quot;;&quot;63b6e5&quot;)" office:value-type="string" office:string-value="f86767">
            <text:p>f86767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style-name="ce1" office:value-type="string">
            <text:p>43.269007</text:p>
          </table:table-cell>
          <table:table-cell office:value-type="string">
            <text:p>-2.493912</text:p>
          </table:table-cell>
          <table:table-cell office:value-type="string">
            <text:p>14775</text:p>
          </table:table-cell>
          <table:table-cell office:value-type="string">
            <text:p>CPES LEA-ARTIBAI BHIP</text:p>
          </table:table-cell>
          <table:table-cell office:value-type="string">
            <text:p>Lea-Artibai</text:p>
          </table:table-cell>
          <table:table-cell office:value-type="string">
            <text:p>XEMEIN 19</text:p>
          </table:table-cell>
          <table:table-cell office:value-type="string">
            <text:p>MARKINA-XEMEIN</text:p>
          </table:table-cell>
          <table:table-cell office:value-type="string">
            <text:p>BIZKAIA</text:p>
          </table:table-cell>
          <table:table-cell office:value-type="string">
            <text:p>48270</text:p>
          </table:table-cell>
          <table:table-cell office:value-type="string">
            <text:p>946169002</text:p>
          </table:table-cell>
          <table:table-cell office:value-type="string">
            <text:p>946169160</text:p>
          </table:table-cell>
          <table:table-cell office:value-type="string">
            <text:p>PRIBATUA</text:p>
          </table:table-cell>
          <table:table-cell table:formula="of:=IF([.L52]=&quot;PRIBATUA&quot;;&quot;f86767&quot;;&quot;63b6e5&quot;)" office:value-type="string" office:string-value="f86767">
            <text:p>f86767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style-name="ce1" office:value-type="string">
            <text:p>43.321795</text:p>
          </table:table-cell>
          <table:table-cell office:value-type="string">
            <text:p>-3.123768</text:p>
          </table:table-cell>
          <table:table-cell office:value-type="string">
            <text:p>14779</text:p>
          </table:table-cell>
          <table:table-cell office:value-type="string">
            <text:p>CPES SOMORROSTRO BHIP</text:p>
          </table:table-cell>
          <table:table-cell office:value-type="string">
            <text:p>Somorrostro</text:p>
          </table:table-cell>
          <table:table-cell office:value-type="string">
            <text:p>SAN JUAN 10</text:p>
          </table:table-cell>
          <table:table-cell office:value-type="string">
            <text:p>MUSKIZ</text:p>
          </table:table-cell>
          <table:table-cell office:value-type="string">
            <text:p>BIZKAIA</text:p>
          </table:table-cell>
          <table:table-cell office:value-type="string">
            <text:p>48550</text:p>
          </table:table-cell>
          <table:table-cell office:value-type="string">
            <text:p>946706045</text:p>
          </table:table-cell>
          <table:table-cell office:value-type="string">
            <text:p>946706052</text:p>
          </table:table-cell>
          <table:table-cell office:value-type="string">
            <text:p>PRIBATUA</text:p>
          </table:table-cell>
          <table:table-cell table:formula="of:=IF([.L53]=&quot;PRIBATUA&quot;;&quot;f86767&quot;;&quot;63b6e5&quot;)" office:value-type="string" office:string-value="f86767">
            <text:p>f86767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23">
            <text:p>23</text:p>
          </table:table-cell>
        </table:table-row>
        <table:table-row table:style-name="ro2">
          <table:table-cell table:style-name="ce1" office:value-type="string">
            <text:p>43.294277</text:p>
          </table:table-cell>
          <table:table-cell office:value-type="string">
            <text:p>-2.880375</text:p>
          </table:table-cell>
          <table:table-cell office:value-type="string">
            <text:p>14837</text:p>
          </table:table-cell>
          <table:table-cell office:value-type="string">
            <text:p>CPES TXORIERRI S. COOP. LTDA. BHIP</text:p>
          </table:table-cell>
          <table:table-cell office:value-type="string">
            <text:p>Txorierri</text:p>
          </table:table-cell>
          <table:table-cell office:value-type="string">
            <text:p>UNTZAGA IBAIA 1</text:p>
          </table:table-cell>
          <table:table-cell office:value-type="string">
            <text:p>DERIO</text:p>
          </table:table-cell>
          <table:table-cell office:value-type="string">
            <text:p>BIZKAIA</text:p>
          </table:table-cell>
          <table:table-cell office:value-type="string">
            <text:p>48160</text:p>
          </table:table-cell>
          <table:table-cell office:value-type="string">
            <text:p>944034060</text:p>
          </table:table-cell>
          <table:table-cell office:value-type="string">
            <text:p>944034061</text:p>
          </table:table-cell>
          <table:table-cell office:value-type="string">
            <text:p>PRIBATUA</text:p>
          </table:table-cell>
          <table:table-cell table:formula="of:=IF([.L54]=&quot;PRIBATUA&quot;;&quot;f86767&quot;;&quot;63b6e5&quot;)" office:value-type="string" office:string-value="f86767">
            <text:p>f86767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style-name="ce1" office:value-type="string">
            <text:p>42.854875</text:p>
          </table:table-cell>
          <table:table-cell office:value-type="string">
            <text:p>-2.706522</text:p>
          </table:table-cell>
          <table:table-cell office:value-type="string">
            <text:p>14945</text:p>
          </table:table-cell>
          <table:table-cell office:value-type="string">
            <text:p>IES (ITS) CONSTRUCCION BIZKAIA (ITB) BHI</text:p>
          </table:table-cell>
          <table:table-cell office:value-type="string">
            <text:p>Construcción Bizkaia</text:p>
          </table:table-cell>
          <table:table-cell office:value-type="string">
            <text:p>PROGRESO Z/G OIARGAN-LA PEÑA</text:p>
          </table:table-cell>
          <table:table-cell office:value-type="string">
            <text:p>ARRIGORRIAGA</text:p>
          </table:table-cell>
          <table:table-cell office:value-type="string">
            <text:p>BIZKAIA</text:p>
          </table:table-cell>
          <table:table-cell office:value-type="string">
            <text:p>48003</text:p>
          </table:table-cell>
          <table:table-cell office:value-type="string">
            <text:p>944013840</text:p>
          </table:table-cell>
          <table:table-cell office:value-type="string">
            <text:p>944013849</text:p>
          </table:table-cell>
          <table:table-cell office:value-type="string">
            <text:p>HEZKUNTZA SAILA</text:p>
          </table:table-cell>
          <table:table-cell table:formula="of:=IF([.L55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1" office:value-type="string">
            <text:p>43.178440</text:p>
          </table:table-cell>
          <table:table-cell office:value-type="string">
            <text:p>-2.635830</text:p>
          </table:table-cell>
          <table:table-cell office:value-type="string">
            <text:p>14950</text:p>
          </table:table-cell>
          <table:table-cell office:value-type="string">
            <text:p>IEFPS IURRETA GLHBI</text:p>
          </table:table-cell>
          <table:table-cell office:value-type="string">
            <text:p>Iurreta</text:p>
          </table:table-cell>
          <table:table-cell office:value-type="string">
            <text:p>OLABURU 19</text:p>
          </table:table-cell>
          <table:table-cell office:value-type="string">
            <text:p>IURRETA</text:p>
          </table:table-cell>
          <table:table-cell office:value-type="string">
            <text:p>BIZKAIA</text:p>
          </table:table-cell>
          <table:table-cell office:value-type="string">
            <text:p>48215</text:p>
          </table:table-cell>
          <table:table-cell office:value-type="string">
            <text:p>944668800</text:p>
          </table:table-cell>
          <table:table-cell office:value-type="string">
            <text:p>946202828</text:p>
          </table:table-cell>
          <table:table-cell office:value-type="string">
            <text:p>HEZKUNTZA SAILA</text:p>
          </table:table-cell>
          <table:table-cell table:formula="of:=IF([.L56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style-name="ce1" office:value-type="string">
            <text:p>43.222560</text:p>
          </table:table-cell>
          <table:table-cell office:value-type="string">
            <text:p>-2.725000</text:p>
          </table:table-cell>
          <table:table-cell office:value-type="string">
            <text:p>15107</text:p>
          </table:table-cell>
          <table:table-cell office:value-type="string">
            <text:p>IEFPS Zornotza GLHBI</text:p>
          </table:table-cell>
          <table:table-cell office:value-type="string">
            <text:p>Zornotza</text:p>
          </table:table-cell>
          <table:table-cell office:value-type="string">
            <text:p>URRITXE Z/G</text:p>
          </table:table-cell>
          <table:table-cell office:value-type="string">
            <text:p>AMOREBIETA-ETXANO</text:p>
          </table:table-cell>
          <table:table-cell office:value-type="string">
            <text:p>BIZKAIA</text:p>
          </table:table-cell>
          <table:table-cell office:value-type="string">
            <text:p>48340</text:p>
          </table:table-cell>
          <table:table-cell office:value-type="string">
            <text:p>946730251</text:p>
          </table:table-cell>
          <table:table-cell office:value-type="string">
            <text:p>944040731</text:p>
          </table:table-cell>
          <table:table-cell office:value-type="string">
            <text:p>HEZKUNTZA SAILA</text:p>
          </table:table-cell>
          <table:table-cell table:formula="of:=IF([.L57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43.256480</text:p>
          </table:table-cell>
          <table:table-cell office:value-type="string">
            <text:p>-2.902975</text:p>
          </table:table-cell>
          <table:table-cell office:value-type="string">
            <text:p>15110</text:p>
          </table:table-cell>
          <table:table-cell office:value-type="string">
            <text:p>IES TXURDINAGA-ARTABE BHI</text:p>
          </table:table-cell>
          <table:table-cell office:value-type="string">
            <text:p>Txurdinaga-Artabe</text:p>
          </table:table-cell>
          <table:table-cell office:value-type="string">
            <text:p>ARTALANDIO 3</text:p>
          </table:table-cell>
          <table:table-cell office:value-type="string">
            <text:p>BILBAO</text:p>
          </table:table-cell>
          <table:table-cell office:value-type="string">
            <text:p>BIZKAIA</text:p>
          </table:table-cell>
          <table:table-cell office:value-type="string">
            <text:p>48004</text:p>
          </table:table-cell>
          <table:table-cell office:value-type="string">
            <text:p>944125712</text:p>
          </table:table-cell>
          <table:table-cell office:value-type="string">
            <text:p>944731359</text:p>
          </table:table-cell>
          <table:table-cell office:value-type="string">
            <text:p>HEZKUNTZA SAILA</text:p>
          </table:table-cell>
          <table:table-cell table:formula="of:=IF([.L58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style-name="ce1" office:value-type="string">
            <text:p>43.271555</text:p>
          </table:table-cell>
          <table:table-cell office:value-type="string">
            <text:p>-2.944701</text:p>
          </table:table-cell>
          <table:table-cell office:value-type="string">
            <text:p>15112</text:p>
          </table:table-cell>
          <table:table-cell office:value-type="string">
            <text:p>IEFPS ELORRIETA-ERREKA MARI GLHBI</text:p>
          </table:table-cell>
          <table:table-cell office:value-type="string">
            <text:p>Elorrieta Erreka Mari</text:p>
          </table:table-cell>
          <table:table-cell office:value-type="string">
            <text:p>LEHENDAKARI AGUIRRE 184</text:p>
          </table:table-cell>
          <table:table-cell office:value-type="string">
            <text:p>BILBAO</text:p>
          </table:table-cell>
          <table:table-cell office:value-type="string">
            <text:p>BIZKAIA</text:p>
          </table:table-cell>
          <table:table-cell office:value-type="string">
            <text:p>48015</text:p>
          </table:table-cell>
          <table:table-cell office:value-type="string">
            <text:p>944028000</text:p>
          </table:table-cell>
          <table:table-cell office:value-type="string">
            <text:p>944759425</text:p>
          </table:table-cell>
          <table:table-cell office:value-type="string">
            <text:p>HEZKUNTZA SAILA</text:p>
          </table:table-cell>
          <table:table-cell table:formula="of:=IF([.L59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18">
            <text:p>18</text:p>
          </table:table-cell>
        </table:table-row>
        <table:table-row table:style-name="ro2">
          <table:table-cell table:style-name="ce1" office:value-type="string">
            <text:p>43.233416</text:p>
          </table:table-cell>
          <table:table-cell office:value-type="string">
            <text:p>-2.856360</text:p>
          </table:table-cell>
          <table:table-cell office:value-type="string">
            <text:p>15176</text:p>
          </table:table-cell>
          <table:table-cell office:value-type="string">
            <text:p>IES (ITS) HOSTELERIA/OSTALARITZA (ITB) BHI</text:p>
          </table:table-cell>
          <table:table-cell office:value-type="string">
            <text:p>Hosteleria Galdakao</text:p>
          </table:table-cell>
          <table:table-cell office:value-type="string">
            <text:p>SIXTA BARRENETXEA 24</text:p>
          </table:table-cell>
          <table:table-cell office:value-type="string">
            <text:p>GALDAKAO</text:p>
          </table:table-cell>
          <table:table-cell office:value-type="string">
            <text:p>BIZKAIA</text:p>
          </table:table-cell>
          <table:table-cell office:value-type="string">
            <text:p>48960</text:p>
          </table:table-cell>
          <table:table-cell office:value-type="string">
            <text:p>944560458</text:p>
          </table:table-cell>
          <table:table-cell office:value-type="string">
            <text:p>944561413</text:p>
          </table:table-cell>
          <table:table-cell office:value-type="string">
            <text:p>HEZKUNTZA SAILA</text:p>
          </table:table-cell>
          <table:table-cell table:formula="of:=IF([.L60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1" office:value-type="string">
            <text:p>43.307281</text:p>
          </table:table-cell>
          <table:table-cell office:value-type="string">
            <text:p>-2.973996</text:p>
          </table:table-cell>
          <table:table-cell office:value-type="string">
            <text:p>15177</text:p>
          </table:table-cell>
          <table:table-cell office:value-type="string">
            <text:p>IEFPS TARTANGA GLHBI</text:p>
          </table:table-cell>
          <table:table-cell office:value-type="string">
            <text:p>Tartanga</text:p>
          </table:table-cell>
          <table:table-cell office:value-type="string">
            <text:p>TARTANGA 11-15</text:p>
          </table:table-cell>
          <table:table-cell office:value-type="string">
            <text:p>ERANDIO</text:p>
          </table:table-cell>
          <table:table-cell office:value-type="string">
            <text:p>BIZKAIA</text:p>
          </table:table-cell>
          <table:table-cell office:value-type="string">
            <text:p>48950</text:p>
          </table:table-cell>
          <table:table-cell office:value-type="string">
            <text:p>944675311</text:p>
          </table:table-cell>
          <table:table-cell office:value-type="string">
            <text:p>944675004</text:p>
          </table:table-cell>
          <table:table-cell office:value-type="string">
            <text:p>HEZKUNTZA SAILA</text:p>
          </table:table-cell>
          <table:table-cell table:formula="of:=IF([.L61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43.213938</text:p>
          </table:table-cell>
          <table:table-cell office:value-type="string">
            <text:p>-2.413227</text:p>
          </table:table-cell>
          <table:table-cell office:value-type="string">
            <text:p>13432</text:p>
          </table:table-cell>
          <table:table-cell office:value-type="string">
            <text:p>IEFPS MEKA GLHBI</text:p>
          </table:table-cell>
          <table:table-cell office:value-type="string">
            <text:p>Meka</text:p>
          </table:table-cell>
          <table:table-cell office:value-type="string">
            <text:p>Arregitorre, 2</text:p>
          </table:table-cell>
          <table:table-cell office:value-type="string">
            <text:p>Elgoibar</text:p>
          </table:table-cell>
          <table:table-cell office:value-type="string">
            <text:p>Gipuzkoa</text:p>
          </table:table-cell>
          <table:table-cell office:value-type="string">
            <text:p>20870</text:p>
          </table:table-cell>
          <table:table-cell office:value-type="string">
            <text:p>943748019</text:p>
          </table:table-cell>
          <table:table-cell office:value-type="string">
            <text:p>943748230</text:p>
          </table:table-cell>
          <table:table-cell office:value-type="string">
            <text:p>HEZKUNTZA SAILA</text:p>
          </table:table-cell>
          <table:table-cell table:formula="of:=IF([.L62]=&quot;PRIBATUA&quot;;&quot;f86767&quot;;&quot;63b6e5&quot;)" office:value-type="string" office:string-value="63b6e5">
            <text:p>63b6e5</text:p>
          </table:table-cell>
          <table:table-cell office:value-type="string">
            <text:p>building</text:p>
          </table:table-cell>
          <table:table-cell office:value-type="string">
            <text:p>medium</text:p>
          </table:table-cell>
          <table:table-cell office:value-type="float" office:value="7">
            <text:p>7</text:p>
          </table:table-cell>
        </table:table-row>
        <table:table-row table:style-name="ro4" table:number-rows-repeated="1048513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Orria2" table:style-name="ta1">
        <table:table-column table:style-name="co6" table:default-cell-style-name="Default"/>
        <table:table-row table:style-name="ro3">
          <table:table-cell/>
        </table:table-row>
      </table:table>
      <table:table table:name="Orria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u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u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u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rrialde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00/00/00</text:date>, <text:time>00:00:00</text:time></text:p>
        </style:region-right>
      </style:header>
      <style:header-left style:display="false"/>
      <style:footer>
        <text:p>Orrialde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bi Ezpeleta</meta:initial-creator>
    <meta:creation-date>2014-04-07T12:29:14</meta:creation-date>
    <dc:date>2014-04-08T13:36:56</dc:date>
    <dc:creator>Xabi Ezpeleta</dc:creator>
    <meta:editing-duration>PT1H50M28S</meta:editing-duration>
    <meta:editing-cycles>66</meta:editing-cycles>
    <meta:generator>LibreOffice/3.5$Linux_X86_64 LibreOffice_project/350m1$Build-2</meta:generator>
    <meta:document-statistic meta:table-count="3" meta:cell-count="992" meta:object-count="0"/>
  </office:meta>
</office:document-meta>
</file>